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/>
    <style:style style:name="ce1" style:family="table-cell" style:parent-style-name="Default">
      <style:table-cell-properties fo:border-bottom="none" fo:background-color="#ff999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ffc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Noviembre201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4</text:p>
          </table:table-cell>
          <table:table-cell office:value-type="float" office:value="100.997683947978" calcext:value-type="float">
            <text:p>100.99768394797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15</text:p>
          </table:table-cell>
          <table:table-cell office:value-type="float" office:value="102.137894174239" calcext:value-type="float">
            <text:p>102.13789417423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Febrero2015</text:p>
          </table:table-cell>
          <table:table-cell office:value-type="float" office:value="103.091038660253" calcext:value-type="float">
            <text:p>103.09103866025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15</text:p>
          </table:table-cell>
          <table:table-cell office:value-type="float" office:value="104.45394619633" calcext:value-type="float">
            <text:p>104.45394619633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15</text:p>
          </table:table-cell>
          <table:table-cell office:value-type="float" office:value="105.647603776946" calcext:value-type="float">
            <text:p>105.64760377694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Mayo2015</text:p>
          </table:table-cell>
          <table:table-cell office:value-type="float" office:value="106.734366648851" calcext:value-type="float">
            <text:p>106.73436664885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Junio2015</text:p>
          </table:table-cell>
          <table:table-cell office:value-type="float" office:value="107.767682166399" calcext:value-type="float">
            <text:p>107.76768216639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Julio2015</text:p>
          </table:table-cell>
          <table:table-cell office:value-type="float" office:value="109.201852841618" calcext:value-type="float">
            <text:p>109.20185284161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Agosto2015</text:p>
          </table:table-cell>
          <table:table-cell office:value-type="float" office:value="110.484589346161" calcext:value-type="float">
            <text:p>110.48458934616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eptiembre2015</text:p>
          </table:table-cell>
          <table:table-cell office:value-type="float" office:value="111.785141635489" calcext:value-type="float">
            <text:p>111.78514163548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Octubre2015</text:p>
          </table:table-cell>
          <table:table-cell office:value-type="float" office:value="113.023338678069" calcext:value-type="float">
            <text:p>113.02333867806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Noviembre2015</text:p>
          </table:table-cell>
          <table:table-cell office:value-type="float" office:value="115.74987757054" calcext:value-type="float">
            <text:p>115.7498775705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5</text:p>
          </table:table-cell>
          <table:table-cell office:value-type="float" office:value="121.770122112213" calcext:value-type="float">
            <text:p>121.770122112213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16</text:p>
          </table:table-cell>
          <table:table-cell office:value-type="float" office:value="126.84179294082" calcext:value-type="float">
            <text:p>126.84179294082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Febrero2016</text:p>
          </table:table-cell>
          <table:table-cell office:value-type="float" office:value="131.112099065086" calcext:value-type="float">
            <text:p>131.11209906508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16</text:p>
          </table:table-cell>
          <table:table-cell office:value-type="float" office:value="135.204792066956" calcext:value-type="float">
            <text:p>135.20479206695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16</text:p>
          </table:table-cell>
          <table:table-cell office:value-type="float" office:value="141.924136475491" calcext:value-type="float">
            <text:p>141.92413647549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Mayo2016</text:p>
          </table:table-cell>
          <table:table-cell office:value-type="float" office:value="147.875546501702" calcext:value-type="float">
            <text:p>147.87554650170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Junio2016</text:p>
          </table:table-cell>
          <table:table-cell office:value-type="float" office:value="152.42406726956" calcext:value-type="float">
            <text:p>152.4240672695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Julio2016</text:p>
          </table:table-cell>
          <table:table-cell office:value-type="float" office:value="155.543811539378" calcext:value-type="float">
            <text:p>155.54381153937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Agosto2016</text:p>
          </table:table-cell>
          <table:table-cell office:value-type="float" office:value="155.857943236334" calcext:value-type="float">
            <text:p>155.85794323633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eptiembre2016</text:p>
          </table:table-cell>
          <table:table-cell office:value-type="float" office:value="157.648975146129" calcext:value-type="float">
            <text:p>157.64897514612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Octubre2016</text:p>
          </table:table-cell>
          <table:table-cell office:value-type="float" office:value="161.368440468667" calcext:value-type="float">
            <text:p>161.368440468667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Noviembre2016</text:p>
          </table:table-cell>
          <table:table-cell office:value-type="float" office:value="163.980064687731" calcext:value-type="float">
            <text:p>163.98006468773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6</text:p>
          </table:table-cell>
          <table:table-cell office:value-type="float" office:value="165.943844139275" calcext:value-type="float">
            <text:p>165.943844139275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17</text:p>
          </table:table-cell>
          <table:table-cell office:value-type="float" office:value="168.57554756348" calcext:value-type="float">
            <text:p>168.5755475634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Febrero2017</text:p>
          </table:table-cell>
          <table:table-cell office:value-type="float" office:value="172.060368290404" calcext:value-type="float">
            <text:p>172.06036829040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17</text:p>
          </table:table-cell>
          <table:table-cell office:value-type="float" office:value="176.145407901581" calcext:value-type="float">
            <text:p>176.14540790158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17</text:p>
          </table:table-cell>
          <table:table-cell office:value-type="float" office:value="180.823530811711" calcext:value-type="float">
            <text:p>180.82353081171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Mayo2017</text:p>
          </table:table-cell>
          <table:table-cell office:value-type="float" office:value="183.417896870985" calcext:value-type="float">
            <text:p>183.41789687098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Junio2017</text:p>
          </table:table-cell>
          <table:table-cell office:value-type="float" office:value="185.604372961364" calcext:value-type="float">
            <text:p>185.604372961364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Julio2017</text:p>
          </table:table-cell>
          <table:table-cell office:value-type="float" office:value="188.819534941562" calcext:value-type="float">
            <text:p>188.819534941562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Agosto2017</text:p>
          </table:table-cell>
          <table:table-cell office:value-type="float" office:value="191.469160300934" calcext:value-type="float">
            <text:p>191.46916030093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eptiembre2017</text:p>
          </table:table-cell>
          <table:table-cell office:value-type="float" office:value="195.103330487584" calcext:value-type="float">
            <text:p>195.103330487584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Octubre2017</text:p>
          </table:table-cell>
          <table:table-cell office:value-type="float" office:value="198.058624407861" calcext:value-type="float">
            <text:p>198.05862440786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Noviembre2017</text:p>
          </table:table-cell>
          <table:table-cell office:value-type="float" office:value="200.782094777874" calcext:value-type="float">
            <text:p>200.78209477787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7</text:p>
          </table:table-cell>
          <table:table-cell office:value-type="float" office:value="207.090615956673" calcext:value-type="float">
            <text:p>207.090615956673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18</text:p>
          </table:table-cell>
          <table:table-cell office:value-type="float" office:value="210.729930402491" calcext:value-type="float">
            <text:p>210.72993040249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Febrero2018</text:p>
          </table:table-cell>
          <table:table-cell office:value-type="float" office:value="215.827559350606" calcext:value-type="float">
            <text:p>215.82755935060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18</text:p>
          </table:table-cell>
          <table:table-cell office:value-type="float" office:value="220.880217516958" calcext:value-type="float">
            <text:p>220.88021751695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18</text:p>
          </table:table-cell>
          <table:table-cell office:value-type="float" office:value="226.930198186588" calcext:value-type="float">
            <text:p>226.93019818658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Mayo2018</text:p>
          </table:table-cell>
          <table:table-cell office:value-type="float" office:value="231.639850427105" calcext:value-type="float">
            <text:p>231.63985042710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Junio2018</text:p>
          </table:table-cell>
          <table:table-cell office:value-type="float" office:value="240.295481337409" calcext:value-type="float">
            <text:p>240.29548133740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Julio2018</text:p>
          </table:table-cell>
          <table:table-cell office:value-type="float" office:value="247.748517209237" calcext:value-type="float">
            <text:p>247.748517209237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Agosto2018</text:p>
          </table:table-cell>
          <table:table-cell office:value-type="float" office:value="257.384544350716" calcext:value-type="float">
            <text:p>257.38454435071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eptiembre2018</text:p>
          </table:table-cell>
          <table:table-cell office:value-type="float" office:value="274.202787010388" calcext:value-type="float">
            <text:p>274.20278701038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Octubre2018</text:p>
          </table:table-cell>
          <table:table-cell office:value-type="float" office:value="288.986724084756" calcext:value-type="float">
            <text:p>288.98672408475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Noviembre2018</text:p>
          </table:table-cell>
          <table:table-cell office:value-type="float" office:value="298.099530285664" calcext:value-type="float">
            <text:p>298.099530285664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8</text:p>
          </table:table-cell>
          <table:table-cell office:value-type="float" office:value="305.760161906509" calcext:value-type="float">
            <text:p>305.760161906509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19</text:p>
          </table:table-cell>
          <table:table-cell office:value-type="float" office:value="314.646288816323" calcext:value-type="float">
            <text:p>314.646288816323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Febrero2019</text:p>
          </table:table-cell>
          <table:table-cell office:value-type="float" office:value="326.494679287868" calcext:value-type="float">
            <text:p>326.49467928786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19</text:p>
          </table:table-cell>
          <table:table-cell office:value-type="float" office:value="341.773129017771" calcext:value-type="float">
            <text:p>341.773129017771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19</text:p>
          </table:table-cell>
          <table:table-cell office:value-type="float" office:value="353.546180984076" calcext:value-type="float">
            <text:p>353.54618098407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Mayo2019</text:p>
          </table:table-cell>
          <table:table-cell office:value-type="float" office:value="364.361405082009" calcext:value-type="float">
            <text:p>364.36140508200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Junio2019</text:p>
          </table:table-cell>
          <table:table-cell office:value-type="float" office:value="374.264767756396" calcext:value-type="float">
            <text:p>374.26476775639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Julio2019</text:p>
          </table:table-cell>
          <table:table-cell office:value-type="float" office:value="382.49060411038" calcext:value-type="float">
            <text:p>382.49060411038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Agosto2019</text:p>
          </table:table-cell>
          <table:table-cell office:value-type="float" office:value="397.614228233701" calcext:value-type="float">
            <text:p>397.61422823370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eptiembre2019</text:p>
          </table:table-cell>
          <table:table-cell office:value-type="float" office:value="421.016458853443" calcext:value-type="float">
            <text:p>421.016458853443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Octubre2019</text:p>
          </table:table-cell>
          <table:table-cell office:value-type="float" office:value="434.882560525876" calcext:value-type="float">
            <text:p>434.88256052587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Noviembre2019</text:p>
          </table:table-cell>
          <table:table-cell office:value-type="float" office:value="453.384801315873" calcext:value-type="float">
            <text:p>453.38480131587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iciembre2019</text:p>
          </table:table-cell>
          <table:table-cell office:value-type="float" office:value="470.358201469815" calcext:value-type="float">
            <text:p>470.358201469815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Enero2020</text:p>
          </table:table-cell>
          <table:table-cell office:value-type="float" office:value="480.954877525016" calcext:value-type="float">
            <text:p>480.954877525016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4" office:value-type="string" calcext:value-type="string">
            <text:p>Febrero2020</text:p>
          </table:table-cell>
          <table:table-cell office:value-type="float" office:value="490.639526212829" calcext:value-type="float">
            <text:p>490.63952621282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arzo2020</text:p>
          </table:table-cell>
          <table:table-cell office:value-type="float" office:value="507.043904925217" calcext:value-type="float">
            <text:p>507.043904925217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Abril2020</text:p>
          </table:table-cell>
          <table:table-cell office:value-type="float" office:value="514.632185030017" calcext:value-type="float">
            <text:p>514.632185030017</text:p>
          </table:table-cell>
          <table:table-cell office:value-type="float" office:value="5000" calcext:value-type="float">
            <text:p>5,000.00</text:p>
          </table:table-cell>
          <table:table-cell table:formula="of:=[.D67]*100/[.C67]" office:value-type="float" office:value="971.567683763961" calcext:value-type="float">
            <text:p>971.567683763961</text:p>
          </table:table-cell>
        </table:table-row>
        <table:table-row table:style-name="ro2">
          <table:table-cell/>
          <table:table-cell table:style-name="ce4" office:value-type="string" calcext:value-type="string">
            <text:p>Mayo2020</text:p>
          </table:table-cell>
          <table:table-cell office:value-type="float" office:value="522.571602309017" calcext:value-type="float">
            <text:p>522.571602309017</text:p>
          </table:table-cell>
          <table:table-cell office:value-type="float" office:value="5000" calcext:value-type="float">
            <text:p>5,000.00</text:p>
          </table:table-cell>
          <table:table-cell table:formula="of:=[.D68]*100/[.C68]" office:value-type="float" office:value="956.806680253418" calcext:value-type="float">
            <text:p>956.806680253418</text:p>
          </table:table-cell>
        </table:table-row>
        <table:table-row table:style-name="ro2">
          <table:table-cell/>
          <table:table-cell office:value-type="string" calcext:value-type="string">
            <text:p>Junio2020</text:p>
          </table:table-cell>
          <table:table-cell office:value-type="float" office:value="534.295700841301" calcext:value-type="float">
            <text:p>534.295700841301</text:p>
          </table:table-cell>
          <table:table-cell office:value-type="float" office:value="5000" calcext:value-type="float">
            <text:p>5,000.00</text:p>
          </table:table-cell>
          <table:table-cell table:formula="of:=[.D69]*100/[.C69]" office:value-type="float" office:value="935.811385367131" calcext:value-type="float">
            <text:p>935.811385367131</text:p>
          </table:table-cell>
        </table:table-row>
        <table:table-row table:style-name="ro2">
          <table:table-cell/>
          <table:table-cell table:style-name="ce3" office:value-type="string" calcext:value-type="string">
            <text:p>Julio2020</text:p>
          </table:table-cell>
          <table:table-cell office:value-type="float" office:value="544.630019678918" calcext:value-type="float">
            <text:p>544.630019678918</text:p>
          </table:table-cell>
          <table:table-cell office:value-type="float" office:value="5000" calcext:value-type="float">
            <text:p>5,000.00</text:p>
          </table:table-cell>
          <table:table-cell table:formula="of:=[.D70]*100/[.C70]" office:value-type="float" office:value="918.05442581878" calcext:value-type="float">
            <text:p>918.05442581878</text:p>
          </table:table-cell>
        </table:table-row>
        <table:table-row table:style-name="ro2">
          <table:table-cell/>
          <table:table-cell table:style-name="ce4" office:value-type="string" calcext:value-type="string">
            <text:p>Agosto2020</text:p>
          </table:table-cell>
          <table:table-cell office:value-type="float" office:value="559.335631258853" calcext:value-type="float">
            <text:p>559.335631258853</text:p>
          </table:table-cell>
          <table:table-cell office:value-type="float" office:value="5000" calcext:value-type="float">
            <text:p>5,000.00</text:p>
          </table:table-cell>
          <table:table-cell table:formula="of:=[.D71]*100/[.C71]" office:value-type="float" office:value="893.917662414406" calcext:value-type="float">
            <text:p>893.917662414406</text:p>
          </table:table-cell>
        </table:table-row>
        <table:table-row table:style-name="ro2">
          <table:table-cell/>
          <table:table-cell office:value-type="string" calcext:value-type="string">
            <text:p>Septiembre2020</text:p>
          </table:table-cell>
          <table:table-cell office:value-type="float" office:value="575.195714162464" calcext:value-type="float">
            <text:p>575.195714162464</text:p>
          </table:table-cell>
          <table:table-cell office:value-type="float" office:value="5000" calcext:value-type="float">
            <text:p>5,000.00</text:p>
          </table:table-cell>
          <table:table-cell table:formula="of:=[.D72]*100/[.C72]" office:value-type="float" office:value="869.269342050026" calcext:value-type="float">
            <text:p>869.269342050026</text:p>
          </table:table-cell>
        </table:table-row>
        <table:table-row table:style-name="ro2">
          <table:table-cell/>
          <table:table-cell table:style-name="ce3" office:value-type="string" calcext:value-type="string">
            <text:p>Octubre2020</text:p>
          </table:table-cell>
          <table:table-cell office:value-type="float" office:value="596.828651515992" calcext:value-type="float">
            <text:p>596.828651515992</text:p>
          </table:table-cell>
          <table:table-cell office:value-type="float" office:value="5000" calcext:value-type="float">
            <text:p>5,000.00</text:p>
          </table:table-cell>
          <table:table-cell table:formula="of:=[.D73]*100/[.C73]" office:value-type="float" office:value="837.76138885082" calcext:value-type="float">
            <text:p>837.76138885082</text:p>
          </table:table-cell>
        </table:table-row>
        <table:table-row table:style-name="ro2">
          <table:table-cell/>
          <table:table-cell table:style-name="ce4" office:value-type="string" calcext:value-type="string">
            <text:p>Noviembre2020</text:p>
          </table:table-cell>
          <table:table-cell office:value-type="float" office:value="613.53985375844" calcext:value-type="float">
            <text:p>613.53985375844</text:p>
          </table:table-cell>
          <table:table-cell office:value-type="float" office:value="5000" calcext:value-type="float">
            <text:p>5,000.00</text:p>
          </table:table-cell>
          <table:table-cell table:formula="of:=[.D74]*100/[.C74]" office:value-type="float" office:value="814.942985263444" calcext:value-type="float">
            <text:p>814.942985263444</text:p>
          </table:table-cell>
        </table:table-row>
        <table:table-row table:style-name="ro2">
          <table:table-cell/>
          <table:table-cell office:value-type="string" calcext:value-type="string">
            <text:p>Diciembre2020</text:p>
          </table:table-cell>
          <table:table-cell office:value-type="float" office:value="627.037730541126" calcext:value-type="float">
            <text:p>627.037730541126</text:p>
          </table:table-cell>
          <table:table-cell table:formula="of:=[.D74]*1.05" office:value-type="float" office:value="5250" calcext:value-type="float">
            <text:p>5,250.00</text:p>
          </table:table-cell>
          <table:table-cell table:formula="of:=[.D75]*100/[.C75]" office:value-type="float" office:value="837.270190339155" calcext:value-type="float">
            <text:p>837.270190339155</text:p>
          </table:table-cell>
        </table:table-row>
        <table:table-row table:style-name="ro2">
          <table:table-cell/>
          <table:table-cell table:style-name="ce3" office:value-type="string" calcext:value-type="string">
            <text:p>Enero2021</text:p>
          </table:table-cell>
          <table:table-cell office:value-type="float" office:value="640.487689861233" calcext:value-type="float">
            <text:p>640.48768986123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1</text:p>
          </table:table-cell>
          <table:table-cell office:value-type="float" office:value="654.226150808756" calcext:value-type="float">
            <text:p>654.2261508087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1</text:p>
          </table:table-cell>
          <table:table-cell office:value-type="float" office:value="668.259301743604" calcext:value-type="float">
            <text:p>668.25930174360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1</text:p>
          </table:table-cell>
          <table:table-cell office:value-type="float" office:value="682.593463766004" calcext:value-type="float">
            <text:p>682.59346376600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1</text:p>
          </table:table-cell>
          <table:table-cell office:value-type="float" office:value="697.235093563785" calcext:value-type="float">
            <text:p>697.23509356378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1</text:p>
          </table:table-cell>
          <table:table-cell office:value-type="float" office:value="712.190786320728" calcext:value-type="float">
            <text:p>712.19078632072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1</text:p>
          </table:table-cell>
          <table:table-cell office:value-type="float" office:value="727.467278687308" calcext:value-type="float">
            <text:p>727.46727868730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1</text:p>
          </table:table-cell>
          <table:table-cell office:value-type="float" office:value="743.071451815151" calcext:value-type="float">
            <text:p>743.07145181515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1</text:p>
          </table:table-cell>
          <table:table-cell office:value-type="float" office:value="759.010334456586" calcext:value-type="float">
            <text:p>759.01033445658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1</text:p>
          </table:table-cell>
          <table:table-cell office:value-type="float" office:value="775.291106130679" calcext:value-type="float">
            <text:p>775.29110613067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1</text:p>
          </table:table-cell>
          <table:table-cell office:value-type="float" office:value="791.921100357182" calcext:value-type="float">
            <text:p>791.9211003571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1</text:p>
          </table:table-cell>
          <table:table-cell office:value-type="float" office:value="808.907807959844" calcext:value-type="float">
            <text:p>808.90780795984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2</text:p>
          </table:table-cell>
          <table:table-cell office:value-type="float" office:value="823.549039283917" calcext:value-type="float">
            <text:p>823.54903928391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2</text:p>
          </table:table-cell>
          <table:table-cell office:value-type="float" office:value="838.455276894956" calcext:value-type="float">
            <text:p>838.4552768949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2</text:p>
          </table:table-cell>
          <table:table-cell office:value-type="float" office:value="853.631317406755" calcext:value-type="float">
            <text:p>853.63131740675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2</text:p>
          </table:table-cell>
          <table:table-cell office:value-type="float" office:value="869.082044251817" calcext:value-type="float">
            <text:p>869.08204425181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2</text:p>
          </table:table-cell>
          <table:table-cell office:value-type="float" office:value="884.812429252775" calcext:value-type="float">
            <text:p>884.8124292527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2</text:p>
          </table:table-cell>
          <table:table-cell office:value-type="float" office:value="900.82753422225" calcext:value-type="float">
            <text:p>900.8275342222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2</text:p>
          </table:table-cell>
          <table:table-cell office:value-type="float" office:value="917.132512591673" calcext:value-type="float">
            <text:p>917.13251259167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2</text:p>
          </table:table-cell>
          <table:table-cell office:value-type="float" office:value="933.732611069582" calcext:value-type="float">
            <text:p>933.7326110695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2</text:p>
          </table:table-cell>
          <table:table-cell office:value-type="float" office:value="950.633171329941" calcext:value-type="float">
            <text:p>950.63317132994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2</text:p>
          </table:table-cell>
          <table:table-cell office:value-type="float" office:value="967.839631731013" calcext:value-type="float">
            <text:p>967.8396317310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2</text:p>
          </table:table-cell>
          <table:table-cell office:value-type="float" office:value="985.357529065345" calcext:value-type="float">
            <text:p>985.3575290653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2</text:p>
          </table:table-cell>
          <table:table-cell office:value-type="float" office:value="1003.19250034143" calcext:value-type="float">
            <text:p>1003.1925003414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3</text:p>
          </table:table-cell>
          <table:table-cell office:value-type="float" office:value="1018.54134559665" calcext:value-type="float">
            <text:p>1018.5413455966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3</text:p>
          </table:table-cell>
          <table:table-cell office:value-type="float" office:value="1034.12502818428" calcext:value-type="float">
            <text:p>1034.125028184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3</text:p>
          </table:table-cell>
          <table:table-cell office:value-type="float" office:value="1049.9471411155" calcext:value-type="float">
            <text:p>1049.947141115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3</text:p>
          </table:table-cell>
          <table:table-cell office:value-type="float" office:value="1066.01133237457" calcext:value-type="float">
            <text:p>1066.0113323745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3</text:p>
          </table:table-cell>
          <table:table-cell office:value-type="float" office:value="1082.3213057599" calcext:value-type="float">
            <text:p>1082.32130575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3</text:p>
          </table:table-cell>
          <table:table-cell office:value-type="float" office:value="1098.88082173802" calcext:value-type="float">
            <text:p>1098.8808217380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3</text:p>
          </table:table-cell>
          <table:table-cell office:value-type="float" office:value="1115.69369831062" calcext:value-type="float">
            <text:p>1115.6936983106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3</text:p>
          </table:table-cell>
          <table:table-cell office:value-type="float" office:value="1132.76381189477" calcext:value-type="float">
            <text:p>1132.7638118947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3</text:p>
          </table:table-cell>
          <table:table-cell office:value-type="float" office:value="1150.09509821676" calcext:value-type="float">
            <text:p>1150.0950982167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3</text:p>
          </table:table-cell>
          <table:table-cell office:value-type="float" office:value="1167.69155321948" calcext:value-type="float">
            <text:p>1167.6915532194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3</text:p>
          </table:table-cell>
          <table:table-cell office:value-type="float" office:value="1185.55723398373" calcext:value-type="float">
            <text:p>1185.557233983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3</text:p>
          </table:table-cell>
          <table:table-cell office:value-type="float" office:value="1203.69625966368" calcext:value-type="float">
            <text:p>1203.6962596636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4</text:p>
          </table:table-cell>
          <table:table-cell office:value-type="float" office:value="1219.34431103931" calcext:value-type="float">
            <text:p>1219.3443110393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4</text:p>
          </table:table-cell>
          <table:table-cell office:value-type="float" office:value="1235.19578708282" calcext:value-type="float">
            <text:p>1235.195787082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4</text:p>
          </table:table-cell>
          <table:table-cell office:value-type="float" office:value="1251.2533323149" calcext:value-type="float">
            <text:p>1251.253332314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4</text:p>
          </table:table-cell>
          <table:table-cell office:value-type="float" office:value="1267.51962563499" calcext:value-type="float">
            <text:p>1267.5196256349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4</text:p>
          </table:table-cell>
          <table:table-cell office:value-type="float" office:value="1283.99738076825" calcext:value-type="float">
            <text:p>1283.997380768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4</text:p>
          </table:table-cell>
          <table:table-cell office:value-type="float" office:value="1300.68934671824" calcext:value-type="float">
            <text:p>1300.6893467182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4</text:p>
          </table:table-cell>
          <table:table-cell office:value-type="float" office:value="1317.59830822557" calcext:value-type="float">
            <text:p>1317.5983082255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4</text:p>
          </table:table-cell>
          <table:table-cell office:value-type="float" office:value="1334.7270862325" calcext:value-type="float">
            <text:p>1334.72708623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4</text:p>
          </table:table-cell>
          <table:table-cell office:value-type="float" office:value="1352.07853835353" calcext:value-type="float">
            <text:p>1352.0785383535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4</text:p>
          </table:table-cell>
          <table:table-cell office:value-type="float" office:value="1369.65555935212" calcext:value-type="float">
            <text:p>1369.6555593521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4</text:p>
          </table:table-cell>
          <table:table-cell office:value-type="float" office:value="1387.4610816237" calcext:value-type="float">
            <text:p>1387.46108162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4</text:p>
          </table:table-cell>
          <table:table-cell office:value-type="float" office:value="1405.49807568481" calcext:value-type="float">
            <text:p>1405.4980756848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5</text:p>
          </table:table-cell>
          <table:table-cell office:value-type="float" office:value="1421.66130355518" calcext:value-type="float">
            <text:p>1421.6613035551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5</text:p>
          </table:table-cell>
          <table:table-cell office:value-type="float" office:value="1438.01040854607" calcext:value-type="float">
            <text:p>1438.010408546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5</text:p>
          </table:table-cell>
          <table:table-cell office:value-type="float" office:value="1454.54752824435" calcext:value-type="float">
            <text:p>1454.5475282443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5</text:p>
          </table:table-cell>
          <table:table-cell office:value-type="float" office:value="1471.27482481916" calcext:value-type="float">
            <text:p>1471.2748248191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5</text:p>
          </table:table-cell>
          <table:table-cell office:value-type="float" office:value="1488.19448530458" calcext:value-type="float">
            <text:p>1488.194485304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5</text:p>
          </table:table-cell>
          <table:table-cell office:value-type="float" office:value="1505.30872188558" calcext:value-type="float">
            <text:p>1505.3087218855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5</text:p>
          </table:table-cell>
          <table:table-cell office:value-type="float" office:value="1522.61977218727" calcext:value-type="float">
            <text:p>1522.6197721872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5</text:p>
          </table:table-cell>
          <table:table-cell office:value-type="float" office:value="1540.12989956742" calcext:value-type="float">
            <text:p>1540.129899567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5</text:p>
          </table:table-cell>
          <table:table-cell office:value-type="float" office:value="1557.84139341245" calcext:value-type="float">
            <text:p>1557.8413934124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5</text:p>
          </table:table-cell>
          <table:table-cell office:value-type="float" office:value="1575.75656943669" calcext:value-type="float">
            <text:p>1575.7565694366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5</text:p>
          </table:table-cell>
          <table:table-cell office:value-type="float" office:value="1593.87776998521" calcext:value-type="float">
            <text:p>1593.877769985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5</text:p>
          </table:table-cell>
          <table:table-cell office:value-type="float" office:value="1612.20736434004" calcext:value-type="float">
            <text:p>1612.2073643400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6</text:p>
          </table:table-cell>
          <table:table-cell office:value-type="float" office:value="1618.92489502479" calcext:value-type="float">
            <text:p>1618.9248950247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6</text:p>
          </table:table-cell>
          <table:table-cell office:value-type="float" office:value="1625.64242570954" calcext:value-type="float">
            <text:p>1625.6424257095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6</text:p>
          </table:table-cell>
          <table:table-cell office:value-type="float" office:value="1632.35995639429" calcext:value-type="float">
            <text:p>1632.3599563942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6</text:p>
          </table:table-cell>
          <table:table-cell office:value-type="float" office:value="1639.07748707904" calcext:value-type="float">
            <text:p>1639.0774870790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6</text:p>
          </table:table-cell>
          <table:table-cell office:value-type="float" office:value="1645.79501776379" calcext:value-type="float">
            <text:p>1645.795017763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6</text:p>
          </table:table-cell>
          <table:table-cell office:value-type="float" office:value="1652.51254844854" calcext:value-type="float">
            <text:p>1652.5125484485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6</text:p>
          </table:table-cell>
          <table:table-cell office:value-type="float" office:value="1659.23007913329" calcext:value-type="float">
            <text:p>1659.2300791332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6</text:p>
          </table:table-cell>
          <table:table-cell office:value-type="float" office:value="1665.94760981804" calcext:value-type="float">
            <text:p>1665.947609818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6</text:p>
          </table:table-cell>
          <table:table-cell office:value-type="float" office:value="1672.66514050279" calcext:value-type="float">
            <text:p>1672.6651405027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6</text:p>
          </table:table-cell>
          <table:table-cell office:value-type="float" office:value="1679.38267118754" calcext:value-type="float">
            <text:p>1679.3826711875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6</text:p>
          </table:table-cell>
          <table:table-cell office:value-type="float" office:value="1686.10020187229" calcext:value-type="float">
            <text:p>1686.100201872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6</text:p>
          </table:table-cell>
          <table:table-cell office:value-type="float" office:value="1692.81773255704" calcext:value-type="float">
            <text:p>1692.8177325570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7</text:p>
          </table:table-cell>
          <table:table-cell office:value-type="float" office:value="1699.87113977603" calcext:value-type="float">
            <text:p>1699.8711397760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7</text:p>
          </table:table-cell>
          <table:table-cell office:value-type="float" office:value="1706.92454699502" calcext:value-type="float">
            <text:p>1706.924546995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7</text:p>
          </table:table-cell>
          <table:table-cell office:value-type="float" office:value="1713.97795421401" calcext:value-type="float">
            <text:p>1713.9779542140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7</text:p>
          </table:table-cell>
          <table:table-cell office:value-type="float" office:value="1721.03136143299" calcext:value-type="float">
            <text:p>1721.0313614329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7</text:p>
          </table:table-cell>
          <table:table-cell office:value-type="float" office:value="1728.08476865198" calcext:value-type="float">
            <text:p>1728.084768651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7</text:p>
          </table:table-cell>
          <table:table-cell office:value-type="float" office:value="1735.13817587097" calcext:value-type="float">
            <text:p>1735.1381758709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7</text:p>
          </table:table-cell>
          <table:table-cell office:value-type="float" office:value="1742.19158308996" calcext:value-type="float">
            <text:p>1742.1915830899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7</text:p>
          </table:table-cell>
          <table:table-cell office:value-type="float" office:value="1749.24499030895" calcext:value-type="float">
            <text:p>1749.244990308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7</text:p>
          </table:table-cell>
          <table:table-cell office:value-type="float" office:value="1756.29839752793" calcext:value-type="float">
            <text:p>1756.2983975279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7</text:p>
          </table:table-cell>
          <table:table-cell office:value-type="float" office:value="1763.35180474692" calcext:value-type="float">
            <text:p>1763.3518047469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7</text:p>
          </table:table-cell>
          <table:table-cell office:value-type="float" office:value="1770.40521196591" calcext:value-type="float">
            <text:p>1770.405211965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7</text:p>
          </table:table-cell>
          <table:table-cell office:value-type="float" office:value="1777.4586191849" calcext:value-type="float">
            <text:p>1777.458619184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8</text:p>
          </table:table-cell>
          <table:table-cell office:value-type="float" office:value="1784.86469676483" calcext:value-type="float">
            <text:p>1784.8646967648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8</text:p>
          </table:table-cell>
          <table:table-cell office:value-type="float" office:value="1792.27077434477" calcext:value-type="float">
            <text:p>1792.2707743447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8</text:p>
          </table:table-cell>
          <table:table-cell office:value-type="float" office:value="1799.67685192471" calcext:value-type="float">
            <text:p>1799.6768519247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8</text:p>
          </table:table-cell>
          <table:table-cell office:value-type="float" office:value="1807.08292950464" calcext:value-type="float">
            <text:p>1807.0829295046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8</text:p>
          </table:table-cell>
          <table:table-cell office:value-type="float" office:value="1814.48900708458" calcext:value-type="float">
            <text:p>1814.489007084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8</text:p>
          </table:table-cell>
          <table:table-cell office:value-type="float" office:value="1821.89508466452" calcext:value-type="float">
            <text:p>1821.8950846645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8</text:p>
          </table:table-cell>
          <table:table-cell office:value-type="float" office:value="1829.30116224446" calcext:value-type="float">
            <text:p>1829.3011622444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8</text:p>
          </table:table-cell>
          <table:table-cell office:value-type="float" office:value="1836.70723982439" calcext:value-type="float">
            <text:p>1836.707239824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8</text:p>
          </table:table-cell>
          <table:table-cell office:value-type="float" office:value="1844.11331740433" calcext:value-type="float">
            <text:p>1844.1133174043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8</text:p>
          </table:table-cell>
          <table:table-cell office:value-type="float" office:value="1851.51939498427" calcext:value-type="float">
            <text:p>1851.5193949842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8</text:p>
          </table:table-cell>
          <table:table-cell office:value-type="float" office:value="1858.9254725642" calcext:value-type="float">
            <text:p>1858.92547256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8</text:p>
          </table:table-cell>
          <table:table-cell office:value-type="float" office:value="1866.33155014414" calcext:value-type="float">
            <text:p>1866.3315501441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29</text:p>
          </table:table-cell>
          <table:table-cell office:value-type="float" office:value="1874.10793160307" calcext:value-type="float">
            <text:p>1874.1079316030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29</text:p>
          </table:table-cell>
          <table:table-cell office:value-type="float" office:value="1881.88431306201" calcext:value-type="float">
            <text:p>1881.884313062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29</text:p>
          </table:table-cell>
          <table:table-cell office:value-type="float" office:value="1889.66069452094" calcext:value-type="float">
            <text:p>1889.6606945209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29</text:p>
          </table:table-cell>
          <table:table-cell office:value-type="float" office:value="1897.43707597988" calcext:value-type="float">
            <text:p>1897.4370759798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29</text:p>
          </table:table-cell>
          <table:table-cell office:value-type="float" office:value="1905.21345743881" calcext:value-type="float">
            <text:p>1905.2134574388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29</text:p>
          </table:table-cell>
          <table:table-cell office:value-type="float" office:value="1912.98983889774" calcext:value-type="float">
            <text:p>1912.9898388977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29</text:p>
          </table:table-cell>
          <table:table-cell office:value-type="float" office:value="1920.76622035668" calcext:value-type="float">
            <text:p>1920.7662203566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29</text:p>
          </table:table-cell>
          <table:table-cell office:value-type="float" office:value="1928.54260181561" calcext:value-type="float">
            <text:p>1928.542601815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29</text:p>
          </table:table-cell>
          <table:table-cell office:value-type="float" office:value="1936.31898327455" calcext:value-type="float">
            <text:p>1936.3189832745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29</text:p>
          </table:table-cell>
          <table:table-cell office:value-type="float" office:value="1944.09536473348" calcext:value-type="float">
            <text:p>1944.0953647334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29</text:p>
          </table:table-cell>
          <table:table-cell office:value-type="float" office:value="1951.87174619241" calcext:value-type="float">
            <text:p>1951.871746192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29</text:p>
          </table:table-cell>
          <table:table-cell office:value-type="float" office:value="1959.64812765135" calcext:value-type="float">
            <text:p>1959.6481276513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0</text:p>
          </table:table-cell>
          <table:table-cell office:value-type="float" office:value="1967.81332818323" calcext:value-type="float">
            <text:p>1967.8133281832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0</text:p>
          </table:table-cell>
          <table:table-cell office:value-type="float" office:value="1975.97852871511" calcext:value-type="float">
            <text:p>1975.978528715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0</text:p>
          </table:table-cell>
          <table:table-cell office:value-type="float" office:value="1984.14372924699" calcext:value-type="float">
            <text:p>1984.1437292469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0</text:p>
          </table:table-cell>
          <table:table-cell office:value-type="float" office:value="1992.30892977887" calcext:value-type="float">
            <text:p>1992.3089297788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0</text:p>
          </table:table-cell>
          <table:table-cell office:value-type="float" office:value="2000.47413031075" calcext:value-type="float">
            <text:p>2000.474130310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0</text:p>
          </table:table-cell>
          <table:table-cell office:value-type="float" office:value="2008.63933084263" calcext:value-type="float">
            <text:p>2008.6393308426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0</text:p>
          </table:table-cell>
          <table:table-cell office:value-type="float" office:value="2016.80453137451" calcext:value-type="float">
            <text:p>2016.8045313745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0</text:p>
          </table:table-cell>
          <table:table-cell office:value-type="float" office:value="2024.96973190639" calcext:value-type="float">
            <text:p>2024.969731906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0</text:p>
          </table:table-cell>
          <table:table-cell office:value-type="float" office:value="2033.13493243827" calcext:value-type="float">
            <text:p>2033.1349324382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0</text:p>
          </table:table-cell>
          <table:table-cell office:value-type="float" office:value="2041.30013297015" calcext:value-type="float">
            <text:p>2041.3001329701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0</text:p>
          </table:table-cell>
          <table:table-cell office:value-type="float" office:value="2049.46533350203" calcext:value-type="float">
            <text:p>2049.465333502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0</text:p>
          </table:table-cell>
          <table:table-cell office:value-type="float" office:value="2057.63053403392" calcext:value-type="float">
            <text:p>2057.6305340339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1</text:p>
          </table:table-cell>
          <table:table-cell office:value-type="float" office:value="2066.20399459239" calcext:value-type="float">
            <text:p>2066.2039945923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1</text:p>
          </table:table-cell>
          <table:table-cell office:value-type="float" office:value="2074.77745515086" calcext:value-type="float">
            <text:p>2074.777455150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1</text:p>
          </table:table-cell>
          <table:table-cell office:value-type="float" office:value="2083.35091570934" calcext:value-type="float">
            <text:p>2083.3509157093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1</text:p>
          </table:table-cell>
          <table:table-cell office:value-type="float" office:value="2091.92437626781" calcext:value-type="float">
            <text:p>2091.9243762678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1</text:p>
          </table:table-cell>
          <table:table-cell office:value-type="float" office:value="2100.49783682629" calcext:value-type="float">
            <text:p>2100.497836826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1</text:p>
          </table:table-cell>
          <table:table-cell office:value-type="float" office:value="2109.07129738476" calcext:value-type="float">
            <text:p>2109.0712973847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1</text:p>
          </table:table-cell>
          <table:table-cell office:value-type="float" office:value="2117.64475794324" calcext:value-type="float">
            <text:p>2117.6447579432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1</text:p>
          </table:table-cell>
          <table:table-cell office:value-type="float" office:value="2126.21821850171" calcext:value-type="float">
            <text:p>2126.2182185017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1</text:p>
          </table:table-cell>
          <table:table-cell office:value-type="float" office:value="2134.79167906019" calcext:value-type="float">
            <text:p>2134.791679060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1</text:p>
          </table:table-cell>
          <table:table-cell office:value-type="float" office:value="2143.36513961866" calcext:value-type="float">
            <text:p>2143.3651396186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1</text:p>
          </table:table-cell>
          <table:table-cell office:value-type="float" office:value="2151.93860017714" calcext:value-type="float">
            <text:p>2151.938600177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1</text:p>
          </table:table-cell>
          <table:table-cell office:value-type="float" office:value="2160.51206073561" calcext:value-type="float">
            <text:p>2160.5120607356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2</text:p>
          </table:table-cell>
          <table:table-cell office:value-type="float" office:value="2169.51419432201" calcext:value-type="float">
            <text:p>2169.5141943220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2</text:p>
          </table:table-cell>
          <table:table-cell office:value-type="float" office:value="2178.51632790841" calcext:value-type="float">
            <text:p>2178.516327908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2</text:p>
          </table:table-cell>
          <table:table-cell office:value-type="float" office:value="2187.51846149481" calcext:value-type="float">
            <text:p>2187.5184614948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2</text:p>
          </table:table-cell>
          <table:table-cell office:value-type="float" office:value="2196.52059508121" calcext:value-type="float">
            <text:p>2196.5205950812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2</text:p>
          </table:table-cell>
          <table:table-cell office:value-type="float" office:value="2205.5227286676" calcext:value-type="float">
            <text:p>2205.52272866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2</text:p>
          </table:table-cell>
          <table:table-cell office:value-type="float" office:value="2214.524862254" calcext:value-type="float">
            <text:p>2214.52486225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2</text:p>
          </table:table-cell>
          <table:table-cell office:value-type="float" office:value="2223.5269958404" calcext:value-type="float">
            <text:p>2223.526995840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2</text:p>
          </table:table-cell>
          <table:table-cell office:value-type="float" office:value="2232.5291294268" calcext:value-type="float">
            <text:p>2232.52912942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2</text:p>
          </table:table-cell>
          <table:table-cell office:value-type="float" office:value="2241.5312630132" calcext:value-type="float">
            <text:p>2241.531263013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2</text:p>
          </table:table-cell>
          <table:table-cell office:value-type="float" office:value="2250.5333965996" calcext:value-type="float">
            <text:p>2250.533396599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2</text:p>
          </table:table-cell>
          <table:table-cell office:value-type="float" office:value="2259.53553018599" calcext:value-type="float">
            <text:p>2259.535530185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2</text:p>
          </table:table-cell>
          <table:table-cell office:value-type="float" office:value="2268.53766377239" calcext:value-type="float">
            <text:p>2268.5376637723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3</text:p>
          </table:table-cell>
          <table:table-cell office:value-type="float" office:value="2277.98990403811" calcext:value-type="float">
            <text:p>2277.9899040381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3</text:p>
          </table:table-cell>
          <table:table-cell office:value-type="float" office:value="2287.44214430383" calcext:value-type="float">
            <text:p>2287.442144303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3</text:p>
          </table:table-cell>
          <table:table-cell office:value-type="float" office:value="2296.89438456955" calcext:value-type="float">
            <text:p>2296.8943845695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3</text:p>
          </table:table-cell>
          <table:table-cell office:value-type="float" office:value="2306.34662483527" calcext:value-type="float">
            <text:p>2306.3466248352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3</text:p>
          </table:table-cell>
          <table:table-cell office:value-type="float" office:value="2315.79886510098" calcext:value-type="float">
            <text:p>2315.798865100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3</text:p>
          </table:table-cell>
          <table:table-cell office:value-type="float" office:value="2325.2511053667" calcext:value-type="float">
            <text:p>2325.251105366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3</text:p>
          </table:table-cell>
          <table:table-cell office:value-type="float" office:value="2334.70334563242" calcext:value-type="float">
            <text:p>2334.7033456324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3</text:p>
          </table:table-cell>
          <table:table-cell office:value-type="float" office:value="2344.15558589814" calcext:value-type="float">
            <text:p>2344.155585898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3</text:p>
          </table:table-cell>
          <table:table-cell office:value-type="float" office:value="2353.60782616386" calcext:value-type="float">
            <text:p>2353.6078261638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3</text:p>
          </table:table-cell>
          <table:table-cell office:value-type="float" office:value="2363.06006642957" calcext:value-type="float">
            <text:p>2363.0600664295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3</text:p>
          </table:table-cell>
          <table:table-cell office:value-type="float" office:value="2372.51230669529" calcext:value-type="float">
            <text:p>2372.512306695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3</text:p>
          </table:table-cell>
          <table:table-cell office:value-type="float" office:value="2381.96454696101" calcext:value-type="float">
            <text:p>2381.9645469610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4</text:p>
          </table:table-cell>
          <table:table-cell office:value-type="float" office:value="2391.88939924002" calcext:value-type="float">
            <text:p>2391.8893992400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4</text:p>
          </table:table-cell>
          <table:table-cell office:value-type="float" office:value="2401.81425151902" calcext:value-type="float">
            <text:p>2401.814251519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4</text:p>
          </table:table-cell>
          <table:table-cell office:value-type="float" office:value="2411.73910379802" calcext:value-type="float">
            <text:p>2411.7391037980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4</text:p>
          </table:table-cell>
          <table:table-cell office:value-type="float" office:value="2421.66395607703" calcext:value-type="float">
            <text:p>2421.6639560770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4</text:p>
          </table:table-cell>
          <table:table-cell office:value-type="float" office:value="2431.58880835603" calcext:value-type="float">
            <text:p>2431.588808356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4</text:p>
          </table:table-cell>
          <table:table-cell office:value-type="float" office:value="2441.51366063504" calcext:value-type="float">
            <text:p>2441.5136606350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4</text:p>
          </table:table-cell>
          <table:table-cell office:value-type="float" office:value="2451.43851291404" calcext:value-type="float">
            <text:p>2451.4385129140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4</text:p>
          </table:table-cell>
          <table:table-cell office:value-type="float" office:value="2461.36336519305" calcext:value-type="float">
            <text:p>2461.363365193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4</text:p>
          </table:table-cell>
          <table:table-cell office:value-type="float" office:value="2471.28821747205" calcext:value-type="float">
            <text:p>2471.2882174720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4</text:p>
          </table:table-cell>
          <table:table-cell office:value-type="float" office:value="2481.21306975105" calcext:value-type="float">
            <text:p>2481.2130697510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4</text:p>
          </table:table-cell>
          <table:table-cell office:value-type="float" office:value="2491.13792203006" calcext:value-type="float">
            <text:p>2491.13792203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4</text:p>
          </table:table-cell>
          <table:table-cell office:value-type="float" office:value="2501.06277430906" calcext:value-type="float">
            <text:p>2501.0627743090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5</text:p>
          </table:table-cell>
          <table:table-cell office:value-type="float" office:value="2511.48386920202" calcext:value-type="float">
            <text:p>2511.4838692020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5</text:p>
          </table:table-cell>
          <table:table-cell office:value-type="float" office:value="2521.90496409497" calcext:value-type="float">
            <text:p>2521.904964094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5</text:p>
          </table:table-cell>
          <table:table-cell office:value-type="float" office:value="2532.32605898792" calcext:value-type="float">
            <text:p>2532.3260589879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5</text:p>
          </table:table-cell>
          <table:table-cell office:value-type="float" office:value="2542.74715388088" calcext:value-type="float">
            <text:p>2542.7471538808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5</text:p>
          </table:table-cell>
          <table:table-cell office:value-type="float" office:value="2553.16824877383" calcext:value-type="float">
            <text:p>2553.168248773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5</text:p>
          </table:table-cell>
          <table:table-cell office:value-type="float" office:value="2563.58934366679" calcext:value-type="float">
            <text:p>2563.5893436667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5</text:p>
          </table:table-cell>
          <table:table-cell office:value-type="float" office:value="2574.01043855974" calcext:value-type="float">
            <text:p>2574.0104385597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5</text:p>
          </table:table-cell>
          <table:table-cell office:value-type="float" office:value="2584.4315334527" calcext:value-type="float">
            <text:p>2584.43153345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5</text:p>
          </table:table-cell>
          <table:table-cell office:value-type="float" office:value="2594.85262834565" calcext:value-type="float">
            <text:p>2594.852628345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5</text:p>
          </table:table-cell>
          <table:table-cell office:value-type="float" office:value="2605.27372323861" calcext:value-type="float">
            <text:p>2605.2737232386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5</text:p>
          </table:table-cell>
          <table:table-cell office:value-type="float" office:value="2615.69481813156" calcext:value-type="float">
            <text:p>2615.69481813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5</text:p>
          </table:table-cell>
          <table:table-cell office:value-type="float" office:value="2626.11591302452" calcext:value-type="float">
            <text:p>2626.1159130245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6</text:p>
          </table:table-cell>
          <table:table-cell office:value-type="float" office:value="2637.05806266212" calcext:value-type="float">
            <text:p>2637.0580626621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6</text:p>
          </table:table-cell>
          <table:table-cell office:value-type="float" office:value="2648.00021229972" calcext:value-type="float">
            <text:p>2648.000212299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6</text:p>
          </table:table-cell>
          <table:table-cell office:value-type="float" office:value="2658.94236193732" calcext:value-type="float">
            <text:p>2658.9423619373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6</text:p>
          </table:table-cell>
          <table:table-cell office:value-type="float" office:value="2669.88451157492" calcext:value-type="float">
            <text:p>2669.8845115749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6</text:p>
          </table:table-cell>
          <table:table-cell office:value-type="float" office:value="2680.82666121253" calcext:value-type="float">
            <text:p>2680.82666121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6</text:p>
          </table:table-cell>
          <table:table-cell office:value-type="float" office:value="2691.76881085013" calcext:value-type="float">
            <text:p>2691.7688108501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6</text:p>
          </table:table-cell>
          <table:table-cell office:value-type="float" office:value="2702.71096048773" calcext:value-type="float">
            <text:p>2702.7109604877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6</text:p>
          </table:table-cell>
          <table:table-cell office:value-type="float" office:value="2713.65311012533" calcext:value-type="float">
            <text:p>2713.653110125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6</text:p>
          </table:table-cell>
          <table:table-cell office:value-type="float" office:value="2724.59525976293" calcext:value-type="float">
            <text:p>2724.5952597629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6</text:p>
          </table:table-cell>
          <table:table-cell office:value-type="float" office:value="2735.53740940054" calcext:value-type="float">
            <text:p>2735.5374094005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6</text:p>
          </table:table-cell>
          <table:table-cell office:value-type="float" office:value="2746.47955903814" calcext:value-type="float">
            <text:p>2746.479559038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6</text:p>
          </table:table-cell>
          <table:table-cell office:value-type="float" office:value="2757.42170867574" calcext:value-type="float">
            <text:p>2757.4217086757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7</text:p>
          </table:table-cell>
          <table:table-cell office:value-type="float" office:value="2768.91096579522" calcext:value-type="float">
            <text:p>2768.9109657952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7</text:p>
          </table:table-cell>
          <table:table-cell office:value-type="float" office:value="2780.40022291471" calcext:value-type="float">
            <text:p>2780.4002229147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7</text:p>
          </table:table-cell>
          <table:table-cell office:value-type="float" office:value="2791.88948003419" calcext:value-type="float">
            <text:p>2791.889480034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7</text:p>
          </table:table-cell>
          <table:table-cell office:value-type="float" office:value="2803.37873715367" calcext:value-type="float">
            <text:p>2803.3787371536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7</text:p>
          </table:table-cell>
          <table:table-cell office:value-type="float" office:value="2814.86799427315" calcext:value-type="float">
            <text:p>2814.867994273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7</text:p>
          </table:table-cell>
          <table:table-cell office:value-type="float" office:value="2826.35725139263" calcext:value-type="float">
            <text:p>2826.3572513926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7</text:p>
          </table:table-cell>
          <table:table-cell office:value-type="float" office:value="2837.84650851212" calcext:value-type="float">
            <text:p>2837.8465085121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7</text:p>
          </table:table-cell>
          <table:table-cell office:value-type="float" office:value="2849.3357656316" calcext:value-type="float">
            <text:p>2849.33576563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7</text:p>
          </table:table-cell>
          <table:table-cell office:value-type="float" office:value="2860.82502275108" calcext:value-type="float">
            <text:p>2860.8250227510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7</text:p>
          </table:table-cell>
          <table:table-cell office:value-type="float" office:value="2872.31427987056" calcext:value-type="float">
            <text:p>2872.3142798705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7</text:p>
          </table:table-cell>
          <table:table-cell office:value-type="float" office:value="2883.80353699005" calcext:value-type="float">
            <text:p>2883.803536990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7</text:p>
          </table:table-cell>
          <table:table-cell office:value-type="float" office:value="2895.29279410953" calcext:value-type="float">
            <text:p>2895.2927941095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8</text:p>
          </table:table-cell>
          <table:table-cell office:value-type="float" office:value="2907.35651408498" calcext:value-type="float">
            <text:p>2907.3565140849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8</text:p>
          </table:table-cell>
          <table:table-cell office:value-type="float" office:value="2919.42023406044" calcext:value-type="float">
            <text:p>2919.42023406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8</text:p>
          </table:table-cell>
          <table:table-cell office:value-type="float" office:value="2931.4839540359" calcext:value-type="float">
            <text:p>2931.483954035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8</text:p>
          </table:table-cell>
          <table:table-cell office:value-type="float" office:value="2943.54767401135" calcext:value-type="float">
            <text:p>2943.5476740113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8</text:p>
          </table:table-cell>
          <table:table-cell office:value-type="float" office:value="2955.61139398681" calcext:value-type="float">
            <text:p>2955.6113939868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8</text:p>
          </table:table-cell>
          <table:table-cell office:value-type="float" office:value="2967.67511396227" calcext:value-type="float">
            <text:p>2967.6751139622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8</text:p>
          </table:table-cell>
          <table:table-cell office:value-type="float" office:value="2979.73883393772" calcext:value-type="float">
            <text:p>2979.7388339377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8</text:p>
          </table:table-cell>
          <table:table-cell office:value-type="float" office:value="2991.80255391318" calcext:value-type="float">
            <text:p>2991.802553913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8</text:p>
          </table:table-cell>
          <table:table-cell office:value-type="float" office:value="3003.86627388864" calcext:value-type="float">
            <text:p>3003.8662738886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8</text:p>
          </table:table-cell>
          <table:table-cell office:value-type="float" office:value="3015.92999386409" calcext:value-type="float">
            <text:p>3015.9299938640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8</text:p>
          </table:table-cell>
          <table:table-cell office:value-type="float" office:value="3027.99371383955" calcext:value-type="float">
            <text:p>3027.9937138395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8</text:p>
          </table:table-cell>
          <table:table-cell office:value-type="float" office:value="3040.05743381501" calcext:value-type="float">
            <text:p>3040.0574338150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39</text:p>
          </table:table-cell>
          <table:table-cell office:value-type="float" office:value="3052.72433978923" calcext:value-type="float">
            <text:p>3052.7243397892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39</text:p>
          </table:table-cell>
          <table:table-cell office:value-type="float" office:value="3065.39124576346" calcext:value-type="float">
            <text:p>3065.391245763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39</text:p>
          </table:table-cell>
          <table:table-cell office:value-type="float" office:value="3078.05815173769" calcext:value-type="float">
            <text:p>3078.0581517376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39</text:p>
          </table:table-cell>
          <table:table-cell office:value-type="float" office:value="3090.72505771192" calcext:value-type="float">
            <text:p>3090.7250577119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39</text:p>
          </table:table-cell>
          <table:table-cell office:value-type="float" office:value="3103.39196368615" calcext:value-type="float">
            <text:p>3103.391963686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39</text:p>
          </table:table-cell>
          <table:table-cell office:value-type="float" office:value="3116.05886966038" calcext:value-type="float">
            <text:p>3116.0588696603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39</text:p>
          </table:table-cell>
          <table:table-cell office:value-type="float" office:value="3128.72577563461" calcext:value-type="float">
            <text:p>3128.7257756346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39</text:p>
          </table:table-cell>
          <table:table-cell office:value-type="float" office:value="3141.39268160884" calcext:value-type="float">
            <text:p>3141.392681608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39</text:p>
          </table:table-cell>
          <table:table-cell office:value-type="float" office:value="3154.05958758307" calcext:value-type="float">
            <text:p>3154.0595875830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39</text:p>
          </table:table-cell>
          <table:table-cell office:value-type="float" office:value="3166.7264935573" calcext:value-type="float">
            <text:p>3166.726493557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39</text:p>
          </table:table-cell>
          <table:table-cell office:value-type="float" office:value="3179.39339953153" calcext:value-type="float">
            <text:p>3179.393399531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39</text:p>
          </table:table-cell>
          <table:table-cell office:value-type="float" office:value="3192.06030550576" calcext:value-type="float">
            <text:p>3192.0603055057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ero2040</text:p>
          </table:table-cell>
          <table:table-cell office:value-type="float" office:value="3205.3605567787" calcext:value-type="float">
            <text:p>3205.360556778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ebrero2040</text:p>
          </table:table-cell>
          <table:table-cell office:value-type="float" office:value="3218.66080805164" calcext:value-type="float">
            <text:p>3218.660808051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zo2040</text:p>
          </table:table-cell>
          <table:table-cell office:value-type="float" office:value="3231.96105932458" calcext:value-type="float">
            <text:p>3231.9610593245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bril2040</text:p>
          </table:table-cell>
          <table:table-cell office:value-type="float" office:value="3245.26131059752" calcext:value-type="float">
            <text:p>3245.2613105975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Mayo2040</text:p>
          </table:table-cell>
          <table:table-cell office:value-type="float" office:value="3258.56156187046" calcext:value-type="float">
            <text:p>3258.561561870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nio2040</text:p>
          </table:table-cell>
          <table:table-cell office:value-type="float" office:value="3271.8618131434" calcext:value-type="float">
            <text:p>3271.861813143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ulio2040</text:p>
          </table:table-cell>
          <table:table-cell office:value-type="float" office:value="3285.16206441634" calcext:value-type="float">
            <text:p>3285.1620644163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gosto2040</text:p>
          </table:table-cell>
          <table:table-cell office:value-type="float" office:value="3298.46231568928" calcext:value-type="float">
            <text:p>3298.462315689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ptiembre2040</text:p>
          </table:table-cell>
          <table:table-cell office:value-type="float" office:value="3311.76256696222" calcext:value-type="float">
            <text:p>3311.762566962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ctubre2040</text:p>
          </table:table-cell>
          <table:table-cell office:value-type="float" office:value="3325.06281823516" calcext:value-type="float">
            <text:p>3325.0628182351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oviembre2040</text:p>
          </table:table-cell>
          <table:table-cell office:value-type="float" office:value="3338.3630695081" calcext:value-type="float">
            <text:p>3338.363069508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iembre2040</text:p>
          </table:table-cell>
          <table:table-cell office:value-type="float" office:value="3351.66332078104" calcext:value-type="float">
            <text:p>3351.66332078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percentage-style style:name="N127">
      <number:number number:decimal-places="3" loext:min-decimal-places="3" number:min-integer-digits="1"/>
      <number:text>%</number:text>
    </number:percentage-style>
    <number:number-style style:name="N128">
      <number:number number:decimal-places="6" loext:min-decimal-places="6" number:min-integer-digits="1"/>
    </number:number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13" loext:min-decimal-places="13" number:min-integer-digits="1"/>
    </number:number-style>
    <number:percentage-style style:name="N142">
      <number:number number:decimal-places="1" loext:min-decimal-places="1" number:min-integer-digits="1"/>
      <number:text>%</number:text>
    </number:percentage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4" loext:min-decimal-places="14" number:min-integer-digits="1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P0" style:volatile="true">
      <number:text>$ </number:text>
      <number:number number:decimal-places="0" loext:min-decimal-places="0" number:min-integer-digits="1" number:grouping="true"/>
    </number:number-style>
    <number:number-style style:name="N152">
      <number:text>-$ 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$ 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$ </number:text>
      <number:number number:decimal-places="2" loext:min-decimal-places="2" number:min-integer-digits="1" number:grouping="true"/>
    </number:number-style>
    <number:number-style style:name="N154">
      <number:text>-$ 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4P2" style:volatile="true">
      <loext:text> </loext:text>
      <loext:fill-character> </loext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-$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</number:number-style>
    <number:number-style style:name="N168">
      <number:text>-$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2P2" style:volatile="true">
      <loext:text> </loext:text>
      <loext:fill-character> </loext:fill-character>
      <number:text>-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percentage-style style:name="N175">
      <number:number number:decimal-places="4" loext:min-decimal-places="4" number:min-integer-digits="1"/>
      <number:text>%</number:text>
    </number:percentage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Sí</number:text>
    </number:number-style>
    <number:number-style style:name="N177P1" style:volatile="true">
      <number:text>Sí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Verdadero</number:text>
    </number:number-style>
    <number:number-style style:name="N178P1" style:volatile="true">
      <number:text>Verdadero</number:text>
    </number:number-style>
    <number:number-style style:name="N178">
      <number:text>Falso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Activado</number:text>
    </number:number-style>
    <number:number-style style:name="N179P1" style:volatile="true">
      <number:text>Activado</number:text>
    </number:number-style>
    <number:number-style style:name="N179">
      <number:text>Desactivado</number:text>
      <style:map style:condition="value()&gt;0" style:apply-style-name="N179P0"/>
      <style:map style:condition="value()&lt;0" style:apply-style-name="N179P1"/>
    </number:number-style>
    <number:currency-style style:name="N18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currency-style style:name="N1015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1P0"/>
    </number:currency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6:50:51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6:52:40.446000000</meta:creation-date>
    <meta:editing-duration>PT1H48M9S</meta:editing-duration>
    <meta:editing-cycles>3</meta:editing-cycles>
    <meta:generator>LibreOffice/6.3.3.2$Windows_X86_64 LibreOffice_project/a64200df03143b798afd1ec74a12ab50359878ed</meta:generator>
    <meta:initial-creator>Leonardo Calcagno</meta:initial-creator>
    <dc:date>2020-11-24T19:22:20.187000000</dc:date>
    <dc:creator>Leonardo Calcagno</dc:creator>
    <meta:document-statistic meta:table-count="1" meta:cell-count="646" meta:object-count="0"/>
  </office:meta>
</office:document-meta>
</file>